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8934"/>
    </style:style>
    <style:style style:name="P2" style:family="paragraph" style:parent-style-name="Standard">
      <style:text-properties officeooo:paragraph-rsid="000c8934"/>
    </style:style>
    <style:style style:name="P3" style:family="paragraph" style:parent-style-name="Standard" style:list-style-name="L2">
      <style:text-properties officeooo:rsid="000eaf78" officeooo:paragraph-rsid="000eaf78"/>
    </style:style>
    <style:style style:name="P4" style:family="paragraph" style:parent-style-name="Standard">
      <style:text-properties officeooo:rsid="0010834d" officeooo:paragraph-rsid="0010834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0c893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daf03" officeooo:paragraph-rsid="000daf03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eaf78" officeooo:paragraph-rsid="000eaf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6.1. ¿Qué características debe reunir un edificio donde queremos instalar un Centro de Proceso de Datos?</text:p>
      <text:list xml:id="list3729482058" text:style-name="L2">
        <text:list-item>
          <text:p text:style-name="P3">Espacio del que disponemos</text:p>
        </text:list-item>
        <text:list-item>
          <text:p text:style-name="P3">Como es el acceso y el personal</text:p>
        </text:list-item>
        <text:list-item>
          <text:p text:style-name="P3">Características de las instalaciones de suministro eléctrico, acondicionamiento térmico, etc.</text:p>
        </text:list-item>
        <text:list-item>
          <text:p text:style-name="P3">Altura y anchura de los espacios disponibles para la instalación.</text:p>
        </text:list-item>
        <text:list-item>
          <text:p text:style-name="P3">Seguridad fisica del edificio contra desastres naturales.</text:p>
        </text:list-item>
      </text:list>
      <text:p text:style-name="P5"/>
      <text:p text:style-name="P1">2.6.2. Una empresa de construcción ha decidido trasladar sus oficinas a un nuevo edificio. Estudia las distintas opciones y presenta un informe razonado sobre las ventajas e inconvenientes de los distintos edificios y cual sería el idóneo. Realiza una tabla comparativa con todos los factores.</text:p>
      <text:p text:style-name="P1">1. Se trata de 3 edificios situados en diferentes zonas, todas ellas seguras, en la misma área geográfica y sin riesgo de inundaciones y todos tienen un buen sistema antiincencios.</text:p>
      <text:p text:style-name="P1">2. El primero de ellos está en el centro de la ciudad junto a una serie de edificios de oficinas y algunas viviendas.</text:p>
      <text:p text:style-name="P1">3. El segundo se encuentra en un gran parque empresarial con múltiples oficinas pero donde no hay fábricas.</text:p>
      <text:p text:style-name="P1">4. El tercero está en un polígono industrial donde hay fábricas de metalurgia, factorías de vehículos y otras serie de fábricas de maquinaria pesada.</text:p>
      <text:p text:style-name="P1">5. Todos los edificios tienen control de acceso mediante guardias y cámaras.</text:p>
      <text:p text:style-name="P1">6. En el edificio céntrico disponemos de 7 plantas en un edificio compartido con otras empresa.</text:p>
      <text:p text:style-name="P1">7. En el parque empresarial disponemos de un edificio de 6 plantas.</text:p>
      <text:p text:style-name="P1">8. En el polígono industrial de un edificio de 2 plantas.</text:p>
      <text:p text:style-name="P1">9. Las tres zonas están bien comunicadas y las instalaciones no presentan problemas eléctricos.</text:p>
      <text:p text:style-name="P1">10. En el edificio del centro se tendrán que realizar reformas para amortiguar los sonidos.</text:p>
      <text:p text:style-name="P1">11. La empresa ha decidido realizar la inversión necesaria para instalar sistemas de control de acceso biométrico al CPD y sistemas de alimentación necesarios.</text:p>
      <text:p text:style-name="P1"/>
      <text:p text:style-name="P1">2.6.3. ¿Qué diferencias hay entre sensores y detectores?</text:p>
      <text:p text:style-name="P6">Un sensor es un dispositivo que mide magnitudes y las transforma en variables eléctricas. Un detector es un dispositivo capaz de detectar o percibir cierto fenómeno físico. </text:p>
      <text:p text:style-name="P1"/>
      <text:p text:style-name="P1">2.6.4. ¿Es posible que el hardware funcione sin corriente eléctrica? Razona tu respuesta.</text:p>
      <text:p text:style-name="P6">No es posible. El hardware son una serie de circuitos eléctricos los cuales forman un pc. Sin electricidad el hardware no funciona</text:p>
      <text:p text:style-name="P1"/>
      <text:p text:style-name="P1">2.6.5. Explica paso a paso como funciona un SAI antes, durante y después de una caída de la red eléctrica.</text:p>
      <text:p text:style-name="P7">El SAI se encuentra con su batería cargada suministrando corriente al ordenador a la vez que mantiene su batería llena.</text:p>
      <text:p text:style-name="P7">Durante un apagón el SAI seguirá suministrando energía al ordenador pero dejará de recargar sus baterías.</text:p>
      <text:p text:style-name="P7">Después de la caída de la red eléctrica el SAI comenzará a recargar sus baterías de nuevo mientras sigue suministrando energía al ordenador.</text:p>
      <text:p text:style-name="P1"/>
      <text:p text:style-name="P1">2.6.6. Busca información sobre el funcionamiento de los sistemas de detección precoz de incendios e ilústralo con casos reales de uso.</text:p>
      <text:p text:style-name="P1"/>
      <text:p text:style-name="P1">2.6.7. Calcula el bloque de paridad de las siguientes líneas de datos en un sistema RAID 5:</text:p>
      <text:p text:style-name="P1"/>
      <text:p text:style-name="P1"/>
      <text:p text:style-name="P1"><text:soft-page-break/>2.6.8. Imaginemos la siguiente linea de datos en un sistema RAID 5 donde se acaba de estropear el disco 1. Recupera el bloque del disco que ha fallado para solucionar el problema.</text:p>
      <text:p text:style-name="P4"><text:tab/>0100000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6T17:25:44.081000000</meta:creation-date>
    <dc:date>2019-10-27T22:13:48.622000000</dc:date>
    <meta:editing-duration>PT41M56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0" meta:word-count="523" meta:character-count="3200" meta:non-whitespace-character-count="2710"/>
  </office:meta>
</office:document-meta>
</file>